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in Modern Roman" svg:font-family="'Latin Modern Roman'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atin Modern Roman" fo:font-size="14pt" officeooo:rsid="00170972" officeooo:paragraph-rsid="00170972" style:font-size-asian="14pt" style:font-size-complex="14pt"/>
    </style:style>
    <style:style style:name="P2" style:family="paragraph" style:parent-style-name="Standard">
      <style:text-properties style:font-name="Latin Modern Roman" fo:font-size="14pt" style:text-underline-style="none" fo:font-weight="normal" officeooo:rsid="00170972" officeooo:paragraph-rsid="00170972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Latin Modern Roman" fo:font-size="14pt" fo:font-style="normal" style:text-underline-style="none" fo:font-weight="normal" officeooo:rsid="00170972" officeooo:paragraph-rsid="00170972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text-properties style:font-name="Latin Modern Roman" fo:font-size="14pt" fo:font-style="normal" style:text-underline-style="none" fo:font-weight="normal" officeooo:rsid="00170972" officeooo:paragraph-rsid="0022e28c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text-properties style:font-name="Latin Modern Roman" fo:font-size="14pt" fo:font-style="normal" style:text-underline-style="none" fo:font-weight="normal" officeooo:rsid="00170972" officeooo:paragraph-rsid="001bf13e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style:font-name="Latin Modern Roman" fo:font-size="14pt" fo:font-style="normal" style:text-underline-style="none" fo:font-weight="normal" officeooo:rsid="00170972" officeooo:paragraph-rsid="001d5f83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style:font-name="Latin Modern Roman" fo:font-size="14pt" fo:font-style="normal" style:text-underline-style="none" fo:font-weight="normal" officeooo:rsid="00170972" officeooo:paragraph-rsid="001f58a3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style:font-name="Latin Modern Roman" fo:font-size="14pt" fo:font-style="normal" style:text-underline-style="none" fo:font-weight="bold" officeooo:rsid="001a1a66" officeooo:paragraph-rsid="001bf13e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58db" style:font-weight-asian="bold" style:font-weight-complex="bold"/>
    </style:style>
    <style:style style:name="T4" style:family="text">
      <style:text-properties fo:font-weight="bold" officeooo:rsid="00188db8" style:font-weight-asian="bold" style:font-weight-complex="bold"/>
    </style:style>
    <style:style style:name="T5" style:family="text">
      <style:text-properties fo:font-weight="bold" officeooo:rsid="001a1a66" style:font-weight-asian="bold" style:font-weight-complex="bold"/>
    </style:style>
    <style:style style:name="T6" style:family="text">
      <style:text-properties fo:font-weight="bold" officeooo:rsid="001bf13e" style:font-weight-asian="bold" style:font-weight-complex="bold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officeooo:rsid="001bf13e" style:font-style-asian="italic" style:font-style-complex="italic"/>
    </style:style>
    <style:style style:name="T9" style:family="text">
      <style:text-properties fo:font-style="italic" fo:font-weight="bold" officeooo:rsid="001a1a66" style:font-style-asian="italic" style:font-weight-asian="bold" style:font-style-complex="italic" style:font-weight-complex="bold"/>
    </style:style>
    <style:style style:name="T10" style:family="text">
      <style:text-properties officeooo:rsid="001858db"/>
    </style:style>
    <style:style style:name="T11" style:family="text">
      <style:text-properties officeooo:rsid="00188db8"/>
    </style:style>
    <style:style style:name="T12" style:family="text">
      <style:text-properties style:font-name="Liberation Sans" fo:font-weight="bold" officeooo:rsid="00188db8" style:font-weight-asian="bold" style:font-weight-complex="bold"/>
    </style:style>
    <style:style style:name="T13" style:family="text">
      <style:text-properties officeooo:rsid="001a1a66"/>
    </style:style>
    <style:style style:name="T14" style:family="text">
      <style:text-properties officeooo:rsid="001f58a3"/>
    </style:style>
    <style:style style:name="T15" style:family="text">
      <style:text-properties officeooo:rsid="0022e28c"/>
    </style:style>
    <style:style style:name="T16" style:family="text">
      <style:text-properties officeooo:rsid="002734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- <text:span text:style-name="T1">Fonctionnement du code Python:</text:span></text:p>
      <text:p text:style-name="P2"><text:tab/>a)- <text:span text:style-name="T7">Apprentissage:</text:span></text:p>
      <text:p text:style-name="P3"><text:tab/>→ Lancer <text:span text:style-name="T2">FenGestion.py (</text:span>HenonApplicationRNAPredictionPython/Apprentissage/FenGestion.py<text:span text:style-name="T2">).</text:span></text:p>
      <text:p text:style-name="P4"><text:span text:style-name="T2"><text:tab/></text:span>→ Pour apprendre une nouvelle architecture, faire varier le nombre d’unité cachée du <text:span text:style-name="T2">Apprentissage_2.py (</text:span>HenonApplicationRNAPredictionPython/Apprentissage/Apprentissage_2.py<text:span text:style-name="T2">) </text:span>ligne <text:span text:style-name="T3">79. </text:span><text:span text:style-name="T15">Les informations sur les poids optimaux se trouve</text:span><text:span text:style-name="T16">nt</text:span><text:span text:style-name="T15"> dans </text:span><text:span text:style-name="T2">FenGestion.py (</text:span>HenonApplicationRNAPredictionPython/Apprentissage/FenGestion.py<text:span text:style-name="T2">)</text:span> <text:span text:style-name="T15">sur le boutton</text:span> «Apprentissage du réseau et nombre d’unités cachée» <text:span text:style-name="T15">et après clicker sur le boutton «POIDS». <text:s text:c="2"/></text:span></text:p>
      <text:p text:style-name="P5"><text:span text:style-name="T3"><text:tab/></text:span><text:span text:style-name="T10">→ </text:span><text:span text:style-name="T11">Pour faire varier le pas d’apprentissage </text:span><text:span text:style-name="T4">«</text:span><text:span text:style-name="T12">η</text:span><text:span text:style-name="T4">»,</text:span><text:span text:style-name="T11"> lancer </text:span><text:span text:style-name="T4">Apprentissage.py</text:span><text:span text:style-name="T11"> </text:span><text:span text:style-name="T2">(</text:span>HenonApplicationRNAPredictionPython/Apprentissage/<text:span text:style-name="T11">Apprentissage</text:span>_2.py<text:span text:style-name="T2">) </text:span><text:span text:style-name="T13">ligne </text:span><text:span text:style-name="T5">38 </text:span><text:span text:style-name="T13">est faire varier neta</text:span><text:span text:style-name="T5">.</text:span></text:p>
      <text:p text:style-name="P8"/>
      <text:p text:style-name="P6"><text:span text:style-name="T5"><text:tab/></text:span><text:span text:style-name="T6">b</text:span>)- <text:span text:style-name="T8">Prédiction</text:span><text:span text:style-name="T7">:</text:span></text:p>
      <text:p text:style-name="P7"><text:span text:style-name="T9"><text:tab/>→</text:span><text:span text:style-name="T13"> <text:s/></text:span><text:span text:style-name="T14">Lancer </text:span><text:span text:style-name="T2">FenGestion.py (</text:span>HenonApplicationRNAPredictionPython/<text:span text:style-name="T14">Prediction</text:span>/FenGestion.py<text:span text:style-name="T2">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in Modern Roman" svg:font-family="'Latin Modern Roman'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9:18:59.519865090</meta:creation-date>
    <meta:generator>LibreOffice/7.3.7.2$Linux_X86_64 LibreOffice_project/30$Build-2</meta:generator>
    <dc:date>2023-06-30T08:13:18.929854789</dc:date>
    <meta:editing-duration>PT14M47S</meta:editing-duration>
    <meta:editing-cycles>11</meta:editing-cycles>
    <meta:document-statistic meta:table-count="0" meta:image-count="0" meta:object-count="0" meta:page-count="1" meta:paragraph-count="7" meta:word-count="79" meta:character-count="855" meta:non-whitespace-character-count="773"/>
  </office:meta>
</office:document-meta>
</file>